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7f0cb"/>
    </style:style>
    <style:style style:name="P2" style:family="paragraph" style:parent-style-name="Text_20_body">
      <style:text-properties officeooo:paragraph-rsid="0017f0cb"/>
    </style:style>
    <style:style style:name="P3" style:family="paragraph" style:parent-style-name="Text_20_body">
      <style:text-properties officeooo:paragraph-rsid="001a0087"/>
    </style:style>
    <style:style style:name="P4" style:family="paragraph" style:parent-style-name="Text_20_body">
      <style:text-properties officeooo:paragraph-rsid="001b360e"/>
    </style:style>
    <style:style style:name="P5" style:family="paragraph" style:parent-style-name="Text_20_body">
      <style:text-properties officeooo:paragraph-rsid="001cb73b"/>
    </style:style>
    <style:style style:name="P6" style:family="paragraph" style:parent-style-name="Text_20_body">
      <style:text-properties officeooo:paragraph-rsid="001d6773"/>
    </style:style>
    <style:style style:name="P7" style:family="paragraph" style:parent-style-name="Text_20_body" style:list-style-name="L2">
      <style:text-properties officeooo:paragraph-rsid="001d6773"/>
    </style:style>
    <style:style style:name="P8" style:family="paragraph" style:parent-style-name="Heading_20_2">
      <style:text-properties officeooo:paragraph-rsid="0017f0cb"/>
    </style:style>
    <style:style style:name="P9" style:family="paragraph" style:parent-style-name="Heading_20_2">
      <style:text-properties officeooo:paragraph-rsid="001b360e"/>
    </style:style>
    <style:style style:name="P10" style:family="paragraph" style:parent-style-name="Heading_20_3">
      <style:text-properties officeooo:paragraph-rsid="001b360e"/>
    </style:style>
    <style:style style:name="T1" style:family="text">
      <style:text-properties officeooo:rsid="0017f0cb"/>
    </style:style>
    <style:style style:name="T2" style:family="text">
      <style:text-properties officeooo:rsid="00180c8b"/>
    </style:style>
    <style:style style:name="T3" style:family="text">
      <style:text-properties officeooo:rsid="00183c92"/>
    </style:style>
    <style:style style:name="T4" style:family="text">
      <style:text-properties officeooo:rsid="0019717f"/>
    </style:style>
    <style:style style:name="T5" style:family="text">
      <style:text-properties officeooo:rsid="001a0087"/>
    </style:style>
    <style:style style:name="T6" style:family="text">
      <style:text-properties officeooo:rsid="001b360e"/>
    </style:style>
    <style:style style:name="T7" style:family="text">
      <style:text-properties officeooo:rsid="001ba28b"/>
    </style:style>
    <style:style style:name="T8" style:family="text">
      <style:text-properties officeooo:rsid="001cb73b"/>
    </style:style>
    <style:style style:name="T9" style:family="text">
      <style:text-properties officeooo:rsid="001d6773"/>
    </style:style>
    <style:style style:name="T10" style:family="text">
      <style:text-properties officeooo:rsid="001f712a"/>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PHP UI Maintenance Developer Assessment</text:span></text:h>
      <text:p text:style-name="P1"><text:span text:style-name="T1">The purpose of this assessment is to judge the skill level of the candidate in a variety of real life situations. This includes a number of tasks that vary in difficulty, and covers the spectrum of work a suitable candidate would be required to do.</text:span></text:p>
      <text:h text:style-name="P9" text:outline-level="2"><text:span text:style-name="T6">Getting Started</text:span></text:h>
      <text:h text:style-name="P10" text:outline-level="3"><text:span text:style-name="T6">Installing Files</text:span></text:h>
      <text:p text:style-name="P4"><text:span text:style-name="T6">For some of this work, it is necessary to run the files from an apache webserver with PHP. Install the files in a web accessible directory</text:span></text:p>
      <text:h text:style-name="P10" text:outline-level="3"><text:span text:style-name="T6">Database Configuration</text:span></text:h>
      <text:p text:style-name="P4"><text:span text:style-name="T6">The file db.sql needs to be loaded into a mysql database, and the file db.php needs to be edited to add the correct host, port, db name, and credentials</text:span></text:p>
      <text:h text:style-name="Heading_20_2" text:outline-level="2"><text:span text:style-name="T1">PHP Programming</text:span></text:h>
      <text:p text:style-name="P1"><text:span text:style-name="T1">For the first task, please write a function “netmask2bitmask” in PHP 5.3 or higher that will convert the string representation of an IPv4 or IPv6 netmask to the number of bits in the mask. This function should validate its input, throw an exception on any errors, </text:span><text:span text:style-name="T7">and should be written using only built in PHP functions, no third party libraries</text:span><text:span text:style-name="T1">. </text:span><text:span text:style-name="T3">Please complete this task in the included file 'ip_address.php'</text:span></text:p>
      <text:h text:style-name="Heading_20_3" text:outline-level="3"><text:span text:style-name="T1">Example:</text:span></text:h>
      <text:p text:style-name="Code"><text:span text:style-name="T1">&lt;?php</text:span></text:p>
      <text:p text:style-name="Code"><text:span text:style-name="T1">print netmask2bitmask('255.255.0.0') . “\n”;</text:span></text:p>
      <text:p text:style-name="Code"><text:span text:style-name="T1">print netmask2bitmask('ffff:ffff:ffff:ffc0:0:0:0:0') . “\n”;</text:span></text:p>
      <text:p text:style-name="P1"><text:span text:style-name="T1"/></text:p>
      <text:h text:style-name="Heading_20_3" text:outline-level="3"><text:span text:style-name="T1">Outputs:</text:span></text:h>
      <text:p text:style-name="Code"><text:span text:style-name="T1">16</text:span></text:p>
      <text:p text:style-name="Code"><text:span text:style-name="T1">58</text:span></text:p>
      <text:p text:style-name="P1"><text:span text:style-name="T1"/></text:p>
      <text:h text:style-name="P8" text:outline-level="2"><text:span text:style-name="T1">Defect Discovery and Solution One</text:span></text:h>
      <text:p text:style-name="P2"><text:span text:style-name="T1">We recently changed a feature in our product, but overlooked something. When getting the list of hosts, some of the new hosts we have added are missing. In the past, it was not possible to add a host without also adding credentials (username and password), but it is possible to add them now. </text:span><text:span text:style-name="T3">Using the included database and files, please find and correct the defect </text:span><text:span text:style-name="T4">in Host::getList()</text:span><text:span text:style-name="T3">.</text:span></text:p>
      <text:p text:style-name="P5"><text:span text:style-name="T8">In addition, the Host::getList() function contains another more serious defect that could result in the wrong list being returned. Please identify and fix this issue – add a comment to the code explaining why the current behavior is incorrect.</text:span></text:p>
      <text:h text:style-name="Heading_20_2" text:outline-level="2"><text:soft-page-break/><text:span text:style-name="T6">Defect Discovery and Solution Two</text:span></text:h>
      <text:p text:style-name="P4"><text:span text:style-name="T6">The index.html </text:span><text:span text:style-name="T7">file included in the task has one feature – it is supposed to call a service and load the lists of hosts from Host::getList into an html table – but it isn't working correctly. Please find and fix this defect.</text:span></text:p>
      <text:h text:style-name="Heading_20_3" text:outline-level="3"><text:span text:style-name="T7">Index.html Design enhancements</text:span></text:h>
      <text:p text:style-name="P6"><text:span text:style-name="T7">Once the page is working, we'll need to make a couple of other changes. </text:span><text:span text:style-name="T9">Here is a list of the things that need to be done:</text:span></text:p>
      <text:list xml:id="list1523556265" text:style-name="L2">
        <text:list-item>
          <text:p text:style-name="P7"><text:span text:style-name="T7">Users are complaining about the headings in the table not being aligned with the data when populated.</text:span></text:p>
        </text:list-item>
        <text:list-item>
          <text:p text:style-name="P7"><text:span text:style-name="T9">The c</text:span><text:span text:style-name="T7">orporate office wants the link to load the hosts turned into a button.</text:span></text:p>
        </text:list-item>
        <text:list-item>
          <text:p text:style-name="P7"><text:span text:style-name="T9">The ma</text:span><text:span text:style-name="T7">rketing department has decided that the table should have a light blue background and a dark blue border and be centered horizontally and vertically on the page.</text:span></text:p>
        </text:list-item>
      </text:list>
      <text:p text:style-name="P6"><text:span text:style-name="T7"/></text:p>
      <text:p text:style-name="P6"><text:span text:style-name="T7">Please make the necessary changes to accommodate these reques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Standard" style:class="text">
      <style:text-properties style:font-name="Arial" fo:font-size="11pt" style:font-size-asian="11pt" style:font-size-complex="11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achary Fox</meta:initial-creator>
    <meta:creation-date>2011-05-18T08:34:34</meta:creation-date>
    <dc:date>2011-05-18T14:29:45</dc:date>
    <dc:creator>Zachary Fox</dc:creator>
    <meta:editing-duration>PT04H39M50S</meta:editing-duration>
    <meta:editing-cycles>8</meta:editing-cycles>
    <meta:generator>OpenOffice.org/3.2$Linux OpenOffice.org_project/320m19$Build-9505</meta:generator>
    <meta:document-statistic meta:table-count="0" meta:image-count="0" meta:object-count="0" meta:page-count="2" meta:paragraph-count="27" meta:word-count="453" meta:character-count="2662"/>
  </office:meta>
</office:document-meta>
</file>